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700000164F6D2B1239294BE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5.999cm" svg:height="7.664cm" svg:x="0.016cm" svg:y="0.037cm">
          <draw:image xlink:href="Pictures/10000201000002E700000164F6D2B1239294BE6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atin Modern Sans" svg:font-family="'Latin Modern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002cm" fo:page-height="7.7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ed ZARKA</meta:initial-creator>
    <meta:creation-date>2015-08-13T14:10:21.997610373</meta:creation-date>
    <dc:date>2016-02-11T14:50:53.598586104</dc:date>
    <meta:editing-duration>PT3H5M8S</meta:editing-duration>
    <meta:editing-cycles>64</meta:editing-cycles>
    <meta:generator>LibreOffice/5.0.2.2$Linux_X86_64 LibreOffice_project/00m0$Build-2</meta:generator>
    <dc:creator>Mohamed ZARKA</dc:creator>
    <meta:document-statistic meta:object-count="1"/>
  </office:meta>
</office:document-meta>
</file>